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062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1cm" style:rel-column-width="6871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6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8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e01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Arial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8">SPETT.LE</text:span> / MESSRS</text:p>
            <text:p text:style-name="P76"><text:placeholder text:placeholder-type="text">&lt;o.partner_id.name&gt;</text:placeholder></text:p>
            <text:p text:style-name="P7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5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4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6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9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81"><text:placeholder text:placeholder-type="text">&lt;o.destination_partner_id.name&gt;</text:placeholder></text:p>
            <text:p text:style-name="P8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5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24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7">COD<text:span text:style-name="T9">ICE</text:span> ART<text:span text:style-name="T9">ICOLO </text:span></text:p>
              <text:p text:style-name="P67">ITEM</text:p>
            </table:table-cell>
            <table:table-cell table:style-name="Tabella1.A1" office:value-type="string">
              <text:p text:style-name="P70">DESCRIZIONE ARTICOLO <text:s/>/ <text:span text:style-name="T16">COLORE</text:span></text:p>
              <text:p text:style-name="P72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8">U.M.</text:p>
            </table:table-cell>
            <table:table-cell table:style-name="Tabella1.D1" office:value-type="string">
              <text:p text:style-name="P57">Q.TA'</text:p>
              <text:p text:style-name="P68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4"><text:placeholder text:placeholder-type="text">&lt;l.product_id.default_code or ''&gt;</text:placeholder></text:p>
          </table:table-cell>
          <table:table-cell table:style-name="Tabella1.B9" office:value-type="string">
            <text:p text:style-name="P71"><text:placeholder text:placeholder-type="text">&lt;"%s" % l.text_note_pre.strip() if l.text_note_pre else ''&gt;</text:placeholder><text:placeholder text:placeholder-type="text">&lt;'\n%s' % (l.product_id.name or '')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text:span text:style-name="T17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3"><text:s/><text:placeholder text:placeholder-type="text">&lt;l.product_uom.name&gt;</text:placeholder></text:p>
          </table:table-cell>
          <table:table-cell table:style-name="Tabella1.D9" office:value-type="string">
            <text:p text:style-name="P73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6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2">NOTE / <text:span text:style-name="T10">NOTES</text:span></text:p>
            <text:p text:style-name="P52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8">TELEFONO / PHONE</text:p>
          </table:table-cell>
          <table:covered-table-cell/>
          <table:covered-table-cell/>
          <table:table-cell table:style-name="Tabella2.A1" office:value-type="string">
            <text:p text:style-name="P78">N. COLLI / COLLS</text:p>
          </table:table-cell>
          <table:table-cell table:style-name="Tabella2.A1" office:value-type="string">
            <text:p text:style-name="P51">PORTO / PORT</text:p>
          </table:table-cell>
          <table:table-cell table:style-name="Tabella2.F1" office:value-type="string">
            <text:p text:style-name="P78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0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1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5"><text:span text:style-name="T15">MEZZO: </text:span><text:span text:style-name="T3"><text:placeholder text:placeholder-type="text">&lt;o.transportation_method_id.name or ''&gt;</text:placeholder></text:span></text:p>
            <text:p text:style-name="P74"><text:placeholder text:placeholder-type="text">&lt;"VETTORE: %s" %(o.default_carrier_id.name) if o.default_carrier_id else ''&gt;</text:placeholder></text:p>
            <text:p text:style-name="P74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5"/>
          </table:table-cell>
          <table:covered-table-cell/>
          <table:table-cell table:style-name="Tabella2.F2" table:number-rows-spanned="2" office:value-type="string">
            <text:p text:style-name="P46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0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9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8">DATA INIZIO TRASP. / DATE OF TAKING OVER</text:p>
          </table:table-cell>
          <table:covered-table-cell/>
          <table:table-cell table:style-name="Tabella2.F2" office:value-type="string">
            <text:p text:style-name="P49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4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1T10:58:13.979382893</dc:date>
    <meta:editing-duration>P6DT2H19M20S</meta:editing-duration>
    <meta:editing-cycles>820</meta:editing-cycles>
    <meta:generator>LibreOffice/4.2.8.2$Linux_X86_64 LibreOffice_project/420m0$Build-2</meta:generator>
    <meta:document-statistic meta:table-count="4" meta:image-count="0" meta:object-count="0" meta:page-count="1" meta:paragraph-count="88" meta:word-count="321" meta:character-count="3388" meta:non-whitespace-character-count="3147"/>
    <meta:user-defined meta:name="Info 1"/>
    <meta:user-defined meta:name="Info 2"/>
    <meta:user-defined meta:name="Info 3"/>
    <meta:user-defined meta:name="Info 4"/>
  </office:meta>
</office:document-meta>
</file>